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2.21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6.96cm" fo:min-width="0cm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stroke="solid" svg:stroke-width="0.2cm" draw:marker-start-width="0.5cm" draw:marker-end-width="0.5cm" draw:fill="solid" draw:fill-color="#000000" draw:textarea-horizontal-align="center" draw:textarea-vertical-align="middle" fo:padding-top="0.225cm" fo:padding-bottom="0.225cm" fo:padding-left="0.35cm" fo:padding-right="0.3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5.547cm" fo:min-width="26.92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3.85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5.441cm" fo:min-width="26.92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46cm" fo:min-width="3.85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7.562cm" fo:min-width="26.927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5.756cm" fo:min-width="26.927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4.761cm" fo:min-width="26.927cm"/>
    </style:style>
    <style:style style:name="pr1" style:family="presentation" style:parent-style-name="Standard-notes">
      <style:graphic-properties draw:fill-color="#ffffff" draw:auto-grow-height="true" fo:min-height="13.365cm"/>
    </style:style>
    <style:style style:name="pr2" style:family="presentation" style:parent-style-name="Standard-notes">
      <style:graphic-properties draw:fill-color="#ffffff" fo:min-height="13.11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80pt" style:font-size-asian="80pt" style:font-size-complex="80pt"/>
    </style:style>
    <style:style style:name="P3" style:family="paragraph">
      <style:paragraph-properties fo:text-align="center"/>
      <style:text-properties fo:font-size="60pt" style:font-size-asian="60pt" style:font-size-complex="60pt"/>
    </style:style>
    <style:style style:name="P4" style:family="paragraph">
      <style:paragraph-properties fo:text-align="start"/>
    </style:style>
    <style:style style:name="P5" style:family="paragraph">
      <style:text-properties fo:font-size="18pt"/>
    </style:style>
    <style:style style:name="P6" style:family="paragraph">
      <style:text-properties fo:font-size="20pt"/>
    </style:style>
    <style:style style:name="P7" style:family="paragraph">
      <style:paragraph-properties fo:text-align="center"/>
      <style:text-properties fo:font-size="40pt" style:font-size-asian="40pt" style:font-size-complex="40pt"/>
    </style:style>
    <style:style style:name="P8" style:family="paragraph">
      <style:text-properties fo:font-size="80pt" style:font-size-asian="80pt" style:font-size-complex="80pt"/>
    </style:style>
    <style:style style:name="P9" style:family="paragraph">
      <style:paragraph-properties fo:text-align="center"/>
      <style:text-properties fo:font-size="16pt" style:font-size-asian="16pt" style:font-size-complex="16pt"/>
    </style:style>
    <style:style style:name="P10" style:family="paragraph">
      <style:paragraph-properties fo:text-align="center"/>
      <style:text-properties fo:font-size="20pt" style:font-size-asian="20pt" style:font-size-complex="20pt"/>
    </style:style>
    <style:style style:name="P11" style:family="paragraph">
      <style:paragraph-properties fo:text-align="end"/>
    </style:style>
    <style:style style:name="P12" style:family="paragraph">
      <style:paragraph-properties fo:text-align="end"/>
      <style:text-properties fo:font-size="20pt" style:font-size-asian="20pt" style:font-size-complex="20pt"/>
    </style:style>
    <style:style style:name="P13" style:family="paragraph">
      <style:paragraph-properties fo:text-align="center"/>
      <style:text-properties fo:font-size="18pt"/>
    </style:style>
    <style:style style:name="T1" style:family="text">
      <style:text-properties fo:font-size="80pt" style:font-size-asian="80pt" style:font-size-complex="80pt"/>
    </style:style>
    <style:style style:name="T2" style:family="text">
      <style:text-properties fo:font-size="60pt" style:font-size-asian="60pt" style:font-size-complex="60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36pt" style:font-size-asian="36pt" style:font-size-complex="36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ize="40pt" style:font-size-asian="40pt" style:font-size-complex="40pt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fo:color="#0099ff" fo:font-size="24pt" style:font-size-asian="24pt" style:font-size-complex="24pt"/>
    </style:style>
    <style:style style:name="T9" style:family="text">
      <style:text-properties fo:font-size="16pt" style:font-size-asian="16pt" style:font-size-complex="16pt"/>
    </style:style>
    <style:style style:name="T10" style:family="text">
      <style:text-properties fo:font-size="20pt" style:font-size-asian="20pt" style:font-size-complex="20pt"/>
    </style:style>
    <style:style style:name="T11" style:family="text">
      <style:text-properties fo:color="#0099ff" fo:font-size="20pt" style:font-size-asian="20pt" style:font-size-complex="20pt"/>
    </style:style>
    <style:style style:name="T12" style:family="text">
      <style:text-properties fo:color="#000000" fo:font-size="20pt" style:font-size-asian="20pt" style:font-size-complex="20pt"/>
    </style:style>
    <style:style style:name="T13" style:family="text">
      <style:text-properties fo:color="#000000" fo:font-size="24pt" style:font-size-asian="24pt" style:font-size-complex="24pt"/>
    </style:style>
    <style:style style:name="T14" style:family="text">
      <style:text-properties fo:font-size="18pt" style:font-size-asian="18pt" style:font-size-complex="18pt"/>
    </style:style>
    <style:style style:name="T15" style:family="text">
      <style:text-properties fo:color="#0099ff" fo:font-size="18pt" style:font-size-asian="18pt" style:font-size-complex="18pt"/>
    </style:style>
    <style:style style:name="T16" style:family="text">
      <style:text-properties fo:color="#000000" fo:font-size="16pt" style:font-size-asian="16pt" style:font-size-complex="16pt"/>
    </style:style>
    <style:style style:name="T17" style:family="text">
      <style:text-properties fo:font-size="24pt" fo:font-weight="bold" style:font-size-asian="24pt" style:font-weight-asian="bold" style:font-size-complex="24pt" style:font-weight-complex="bold"/>
    </style:style>
    <style:style style:name="T18" style:family="text">
      <style:text-properties fo:font-size="44pt" style:font-size-asian="44pt" style:font-size-complex="44pt"/>
    </style:style>
    <style:style style:name="T19" style:family="text">
      <style:text-properties fo:color="#0099ff" fo:font-size="32pt" style:font-size-asian="32pt" style:font-size-complex="32pt"/>
    </style:style>
    <style:style style:name="T20" style:family="text">
      <style:text-properties fo:font-size="96pt" style:font-size-asian="96pt" style:font-size-complex="9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>
        <office:forms form:automatic-focus="false" form:apply-design-mode="false"/>
        <draw:frame draw:style-name="gr1" draw:text-style-name="P2" draw:layer="layout" svg:width="15.568cm" svg:height="3.405cm" svg:x="4.844cm" svg:y="3.196cm">
          <draw:text-box>
            <text:p text:style-name="P1"><text:span text:style-name="T1">Haxetelier 8</text:span></text:p>
          </draw:text-box>
        </draw:frame>
        <draw:frame draw:style-name="gr1" draw:text-style-name="P3" draw:layer="layout" svg:width="6.619cm" svg:height="7.352cm" svg:x="9.571cm" svg:y="8.462cm">
          <draw:text-box>
            <text:p text:style-name="P1"><text:span text:style-name="T2">Using </text:span></text:p>
            <text:p text:style-name="P1"><text:span text:style-name="T2">&amp;</text:span></text:p>
            <text:p text:style-name="P1"><text:span text:style-name="T2">Exter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>
        <office:forms form:automatic-focus="false" form:apply-design-mode="false"/>
        <draw:frame draw:style-name="gr1" draw:text-style-name="P3" draw:layer="layout" svg:width="12.385cm" svg:height="2.618cm" svg:x="4.844cm" svg:y="3.197cm">
          <draw:text-box>
            <text:p text:style-name="P1"><text:span text:style-name="T2">Présentation</text:span></text:p>
          </draw:text-box>
        </draw:frame>
        <draw:frame draw:style-name="gr3" draw:layer="layout" svg:width="23.418cm" svg:height="10.403cm" svg:x="2.567cm" svg:y="6.314cm">
          <draw:text-box>
            <text:p><text:span text:style-name="T3">Jean-Michel Delettre.</text:span></text:p>
            <text:p><text:span text:style-name="T3"/></text:p>
            <text:p><text:span text:style-name="T3">Depuis 2001/2002 : </text:span></text:p>
            <text:p><text:span text:style-name="T3"><text:tab/></text:span><text:span text:style-name="T3">- développeur d'applications web en Flash et AS (1 , 2 , 3)</text:span></text:p>
            <text:p><text:span text:style-name="T3"/></text:p>
            <text:p text:style-name="P1"><text:span text:style-name="T3">-- Exclusion du FlashPlayer sur mobiles --</text:span></text:p>
            <text:p><text:span text:style-name="T3"/></text:p>
            <text:p><text:span text:style-name="T3">Depuis 2 ans : développeur d'applications web mais HTML5 </text:span></text:p>
            <text:p><text:span text:style-name="T3">et JavaScript moderne.</text:span></text:p>
            <text:p><text:span text:style-name="T3"/></text:p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>
        <office:forms form:automatic-focus="false" form:apply-design-mode="false"/>
        <draw:frame draw:style-name="gr4" draw:text-style-name="P5" draw:layer="layout" svg:width="25.157cm" svg:height="17.21cm" svg:x="2.41cm" svg:y="1.127cm">
          <draw:text-box>
            <text:p><text:span text:style-name="T3">... Souhaitant continuer avec un langage similaire à AS3 ou Java :</text:span></text:p>
            <text:p text:style-name="P1"><text:span text:style-name="T4"/></text:p>
            <text:p text:style-name="P1"><text:span text:style-name="T4">Choix de Haxe</text:span></text:p>
            <text:p text:style-name="P4"><text:span text:style-name="T3"><text:s/></text:span></text:p>
            <text:p text:style-name="P1"><text:span text:style-name="T3">Les exemples de cet haxetelier sont en </text:span></text:p>
            <text:p text:style-name="P4"><text:span text:style-name="T3"/></text:p>
            <text:p text:style-name="P1"><text:span text:style-name="T4">Haxe <text:s text:c="7"/>compilé <text:s text:c="7"/>JS</text:span></text:p>
            <text:p text:style-name="P1"><text:span text:style-name="T3"/></text:p>
            <text:p text:style-name="P1"><text:span text:style-name="T3">( Haxe3 + Api JS récente et standard != js IE&lt;9 )</text:span></text:p>
            <text:p text:style-name="P1"><text:span text:style-name="T3"/></text:p>
            <text:p text:style-name="P1"><text:span text:style-name="T3"/></text:p>
            <text:p text:style-name="P1"><text:span text:style-name="T5">Haxe étant multi-cibles </text:span></text:p>
            <text:p text:style-name="P1"><text:span text:style-name="T5">les exemples sont transposables</text:span></text:p>
          </draw:text-box>
        </draw:frame>
        <draw:custom-shape draw:style-name="gr5" draw:text-style-name="P1" draw:layer="layout" svg:width="2.017cm" svg:height="1.205cm" svg:x="11.116cm" svg:y="7.95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1" draw:layer="layout" svg:width="2.017cm" svg:height="1.205cm" svg:x="18.47cm" svg:y="7.94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>
        <office:forms form:automatic-focus="false" form:apply-design-mode="false"/>
        <draw:frame draw:style-name="gr1" draw:text-style-name="P3" draw:layer="layout" svg:width="18.388cm" svg:height="2.618cm" svg:x="4.949cm" svg:y="1.573cm">
          <draw:text-box>
            <text:p text:style-name="P1"><text:span text:style-name="T2">Préambule pour hx</text:span></text:p>
          </draw:text-box>
        </draw:frame>
        <draw:frame draw:style-name="gr1" draw:text-style-name="P5" draw:layer="layout" svg:width="26.766cm" svg:height="11.113cm" svg:x="0.838cm" svg:y="6.129cm">
          <draw:text-box>
            <text:p><text:span text:style-name="T3">Haxe a un formalisme typique/classique POO :</text:span></text:p>
            <text:p><text:span text:style-name="T3"/></text:p>
            <text:p><text:span text:style-name="T3">- Une classe est un bloc continu, commençant par le mot-clé « class »</text:span></text:p>
            <text:p><text:span text:style-name="T3"><text:tab/></text:span><text:span text:style-name="T3">(!= fonction)</text:span></text:p>
            <text:p><text:span text:style-name="T3"/></text:p>
            <text:p><text:span text:style-name="T3">- L'héritage se fait avec le mot-clé « extends » (!= prototype)</text:span></text:p>
            <text:p><text:span text:style-name="T3"/></text:p>
            <text:p><text:span text:style-name="T3">- </text:span><text:span text:style-name="T5">Les variables et propriétés sont fortement typées ;</text:span><text:span text:style-name="T4"> </text:span></text:p>
            <text:p><text:span text:style-name="T3"><text:s text:c="3"/></text:span><text:span text:style-name="T3">ainsi que le retour des méthodes.</text:span></text:p>
            <text:p><text:span text:style-name="T3"/></text:p>
            <text:p><text:span text:style-name="T3"/></text:p>
          </draw:text-box>
        </draw:frame>
        <draw:line draw:style-name="gr6" draw:text-style-name="P1" draw:layer="layout" svg:x1="20.956cm" svg:y1="1.466cm" svg:x2="23.132cm" svg:y2="1.466cm">
          <text:p/>
        </draw:lin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>
        <office:forms form:automatic-focus="false" form:apply-design-mode="false"/>
        <draw:frame draw:style-name="gr1" draw:text-style-name="P7" draw:layer="layout" svg:width="13.122cm" svg:height="1.826cm" svg:x="4.949cm" svg:y="1.573cm">
          <draw:text-box>
            <text:p text:style-name="P1"><text:span text:style-name="T6">Typage de variables</text:span></text:p>
          </draw:text-box>
        </draw:frame>
        <draw:frame draw:style-name="gr1" draw:text-style-name="P5" draw:layer="layout" svg:width="26.157cm" svg:height="15.361cm" svg:x="1.603cm" svg:y="4.4cm">
          <draw:text-box>
            <text:p><text:span text:style-name="T3">- Toutes les variables ont un type (Int, String, MyClass, Date, etc)</text:span></text:p>
            <text:p><text:span text:style-name="T3"/></text:p>
            <text:p><text:span text:style-name="T3"><text:tab/></text:span><text:span text:style-name="T3">déclaré explicitement ou implicitement lors de la 1ère assignation</text:span></text:p>
            <text:p><text:span text:style-name="T3"/></text:p>
            <text:p><text:span text:style-name="T3">- A la compilation, Haxe refusera qu'elles reçoivent un contenu d'un</text:span></text:p>
            <text:p><text:span text:style-name="T3"><text:s text:c="2"/></text:span><text:span text:style-name="T3">autre type ! Le paramètre de retour des fonctions est aussi vérifié.</text:span></text:p>
            <text:p><text:span text:style-name="T3"/></text:p>
            <text:p><text:span text:style-name="T3"/></text:p>
            <text:p><text:span text:style-name="T3"/></text:p>
            <text:p text:style-name="P1"><text:span text:style-name="T5"/></text:p>
            <text:p text:style-name="P1"><text:span text:style-name="T5">On va considérer que c'est un gros avantage </text:span></text:p>
            <text:p text:style-name="P1"><text:span text:style-name="T7">qui corrige plein de coquilles, d'erreurs bêtes</text:span></text:p>
            <text:p text:style-name="P1"><text:span text:style-name="T7">... et parfois moins bêtes.</text:span></text:p>
            <text:p><text:span text:style-name="T3"/></text:p>
            <text:p><text:span text:style-name="T3"/></text:p>
          </draw:text-box>
        </draw:frame>
        <draw:frame draw:style-name="gr1" draw:text-style-name="P8" draw:layer="layout" svg:width="1.285cm" svg:height="3.405cm" svg:x="0.208cm" svg:y="0.29cm">
          <draw:text-box>
            <text:p><text:span text:style-name="T1">[</text:span></text:p>
          </draw:text-box>
        </draw:frame>
        <draw:frame draw:style-name="gr1" draw:text-style-name="P8" draw:layer="layout" svg:width="1.285cm" svg:height="3.405cm" svg:x="26.195cm" svg:y="16.007cm">
          <draw:text-box>
            <text:p><text:span text:style-name="T1">]</text:span></text:p>
          </draw:text-box>
        </draw:frame>
        <draw:custom-shape draw:style-name="gr5" draw:text-style-name="P1" draw:layer="layout" svg:width="2.751cm" svg:height="2.646cm" svg:x="12.545cm" svg:y="11.10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>
        <office:forms form:automatic-focus="false" form:apply-design-mode="false"/>
        <draw:frame draw:style-name="gr7" draw:text-style-name="P5" draw:layer="layout" svg:width="24.86cm" svg:height="15.797cm" svg:x="1.729cm" svg:y="4.086cm">
          <draw:text-box>
            <text:p><text:span text:style-name="T3">Finalité :</text:span></text:p>
            <text:p><text:span text:style-name="T3"/></text:p>
            <text:p><text:span text:style-name="T3">Ajouter des méthodes à une classe existante quand on </text:span></text:p>
            <text:p><text:span text:style-name="T3">ne peut pas l'étendre par une nouvelle classe avec « extends »</text:span></text:p>
            <text:p><text:span text:style-name="T3"/></text:p>
            <text:p><text:span text:style-name="T3">Exemples :</text:span></text:p>
            <text:p><text:span text:style-name="T3"><text:tab/></text:span><text:span text:style-name="T3">« Element » de l'api JS </text:span></text:p>
            <text:p><text:span text:style-name="T3"/></text:p>
            <text:p><text:span text:style-name="T3"><text:s text:c="5"/></text:span><text:span text:style-name="T3">« MovieClip » de Flash si déjà instancié.</text:span></text:p>
            <text:p><text:span text:style-name="T3"/></text:p>
            <text:p><text:span text:style-name="T3"><text:tab/></text:span><text:span text:style-name="T3">Les « String » en dur ...etc.</text:span></text:p>
            <text:p><text:span text:style-name="T3"/></text:p>
            <text:p><text:span text:style-name="T3">Néanmoins on veut appeler les méthodes ajoutées avec la même syntaxe que les autres. Soit :</text:span></text:p>
            <text:p><text:span text:style-name="T3"/></text:p>
            <text:p text:style-name="P1"><text:span text:style-name="T8">someInstance.myMethod()</text:span></text:p>
          </draw:text-box>
        </draw:frame>
        <draw:frame draw:style-name="gr8" draw:text-style-name="P7" draw:layer="layout" svg:width="6.732cm" svg:height="1.826cm" svg:x="9.954cm" svg:y="1.887cm">
          <draw:text-box>
            <text:p text:style-name="P1"><text:span text:style-name="T6">« using »</text:span></text:p>
          </draw:text-box>
        </draw:frame>
        <draw:frame draw:style-name="gr8" draw:text-style-name="P9" draw:layer="layout" svg:width="12.522cm" svg:height="0.882cm" svg:x="7.428cm" svg:y="0.473cm">
          <draw:text-box>
            <text:p text:style-name="P1"><text:span text:style-name="T9">2 particularités d'haxe simples mais efficace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>
        <office:forms form:automatic-focus="false" form:apply-design-mode="false"/>
        <draw:frame draw:style-name="gr9" draw:text-style-name="P5" draw:layer="layout" svg:width="24.284cm" svg:height="16.091cm" svg:x="1.938cm" svg:y="1.887cm">
          <draw:text-box>
            <text:p><text:span text:style-name="T10"><text:tab/></text:span><text:span text:style-name="T10">Exemple <text:s/>avec « String » :</text:span></text:p>
            <text:p><text:span text:style-name="T10"><text:tab/></text:span><text:span text:style-name="T10">Si on considère que les strings contiennent </text:span></text:p>
            <text:p><text:span text:style-name="T10"><text:tab/></text:span><text:span text:style-name="T10">de la syntaxe CSS (système utilisé par jQuery ...et JS à présent)</text:span></text:p>
            <text:p><text:span text:style-name="T10"/></text:p>
            <text:p><text:span text:style-name="T10"><text:tab/></text:span><text:span text:style-name="T10">Méthodes ajoutées :</text:span></text:p>
            <text:p><text:span text:style-name="T11"><text:tab/></text:span><text:span text:style-name="T11"><text:tab/></text:span><text:span text:style-name="T11">all() </text:span><text:span text:style-name="T12">=&gt; renvoie un tableau d'éléments html.</text:span></text:p>
            <text:p><text:span text:style-name="T10"><text:tab/></text:span><text:span text:style-name="T10"><text:tab/></text:span><text:span text:style-name="T10"><text:tab/></text:span><text:span text:style-name="T10">ex: <text:s/></text:span><text:span text:style-name="T11">''.someCssClass p''.all();</text:span></text:p>
            <text:p><text:span text:style-name="T11"><text:tab/></text:span><text:span text:style-name="T11"><text:tab/></text:span><text:span text:style-name="T11">get()</text:span><text:span text:style-name="T12"> =&gt; renvoie un seul élément.</text:span></text:p>
            <text:p><text:span text:style-name="T10"><text:tab/></text:span><text:span text:style-name="T10"><text:tab/></text:span><text:span text:style-name="T10"><text:tab/></text:span><text:span text:style-name="T10">ex: <text:s/></text:span><text:span text:style-name="T11">''#myCtnr #myDiv''.get().appendChild(elem) ;</text:span></text:p>
            <text:p><text:span text:style-name="T11"><text:tab/></text:span><text:span text:style-name="T11"><text:tab/></text:span><text:span text:style-name="T11">on() et off() </text:span><text:span text:style-name="T12">=&gt; add ou remove un listener, en lui <text:s/>passant un </text:span></text:p>
            <text:p><text:span text:style-name="T12"><text:s text:c="8"/></text:span><text:span text:style-name="T12"><text:tab/></text:span><text:span text:style-name="T12"><text:tab/></text:span><text:span text:style-name="T12"><text:tab/></text:span><text:span text:style-name="T12"><text:tab/></text:span><text:span text:style-name="T12"> <text:s text:c="4"/></text:span><text:span text:style-name="T12">objet Dynamic ou typé (typDef) comme paramètre.</text:span></text:p>
            <text:p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 <text:s text:c="4"/></text:span><text:span text:style-name="T12">N'existe pas en JS ni en As3.</text:span></text:p>
            <text:p><text:span text:style-name="T12"><text:tab/></text:span><text:span text:style-name="T12"><text:tab/></text:span><text:span text:style-name="T12"><text:tab/></text:span><text:span text:style-name="T12">ex: <text:s/></text:span><text:span text:style-name="T11">''div.menu''.on(''click'',someListener,b,someTypDef) ;</text:span></text:p>
            <text:p><text:span text:style-name="T11"><text:tab/></text:span><text:span text:style-name="T11"><text:tab/></text:span><text:span text:style-name="T11"><text:tab/></text:span><text:span text:style-name="T11"><text:tab/></text:span><text:span text:style-name="T11"> </text:span><text:span text:style-name="T11">// pose un listener sur toutes les div de classe css ''menu''</text:span></text:p>
            <text:p><text:span text:style-name="T11">----------------------------------------------------------------------------------------------------</text:span><text:span text:style-name="T11"><text:tab/></text:span></text:p>
            <text:p><text:span text:style-name="T11"><text:tab/></text:span><text:span text:style-name="T11"><text:tab/></text:span><text:span text:style-name="T11">slider() </text:span><text:span text:style-name="T12">=&gt; équivalent à new Slider</text:span></text:p>
            <text:p><text:span text:style-name="T12"><text:tab/></text:span><text:span text:style-name="T12"><text:tab/></text:span><text:span text:style-name="T12"><text:tab/></text:span><text:span text:style-name="T12">ex: <text:s/></text:span><text:span text:style-name="T11">"#sliderCtnrId".slider(); // renvoie l'instance de Slider</text:span><text:span text:style-name="T11"><text:line-break/></text:span><text:span text:style-name="T11"><text:tab/></text:span><text:span text:style-name="T11"><text:tab/></text:span><text:span text:style-name="T11"><text:tab/></text:span><text:span text:style-name="T11"><text:tab/></text:span><text:span text:style-name="T12">au lieu de</text:span></text:p>
            <text:p><text:span text:style-name="T11"><text:tab/></text:span><text:span text:style-name="T11"><text:tab/></text:span><text:span text:style-name="T11"><text:tab/></text:span><text:span text:style-name="T11"><text:tab/></text:span><text:span text:style-name="T11">var s= new Slider();</text:span></text:p>
            <text:p><text:span text:style-name="T11"><text:tab/></text:span><text:span text:style-name="T11"><text:tab/></text:span><text:span text:style-name="T11"><text:tab/></text:span><text:span text:style-name="T11"><text:tab/></text:span><text:span text:style-name="T11">s.into=''#sliderCtnrId'' ;</text:span></text:p>
          </draw:text-box>
        </draw:frame>
        <draw:frame draw:style-name="gr10" draw:text-style-name="P10" draw:layer="layout" svg:width="9.064cm" svg:height="1.043cm" svg:x="10.006cm" svg:y="0.471cm">
          <draw:text-box>
            <text:p text:style-name="P1"><text:span text:style-name="T10">« using » suit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>
        <office:forms form:automatic-focus="false" form:apply-design-mode="false"/>
        <draw:frame draw:style-name="gr7" draw:text-style-name="P5" draw:layer="layout" svg:width="23.943cm" svg:height="17.427cm" svg:x="1.756cm" svg:y="2.383cm">
          <draw:text-box>
            <text:p><text:span text:style-name="T3"/></text:p>
            <text:p><text:span text:style-name="T3"><text:tab/></text:span><text:span text:style-name="T3">Principe et syntaxe :</text:span></text:p>
            <text:p><text:span text:style-name="T3"/></text:p>
            <text:p><text:span text:style-name="T3"><text:tab/></text:span><text:span text:style-name="T3">Ouvrir : </text:span><text:span text:style-name="T12">using/src/apix/common/util/</text:span><text:span text:style-name="T11">StringExtender.hx</text:span><text:span text:style-name="T12"> <text:s/></text:span></text:p>
            <text:p><text:span text:style-name="T8"/></text:p>
            <text:p><text:span text:style-name="T12"/></text:p>
            <text:p><text:span text:style-name="T12"/></text:p>
            <text:p><text:span text:style-name="T12"><text:tab/></text:span><text:span text:style-name="T12">programmes appelant : <text:s text:c="3"/></text:span></text:p>
            <text:p><text:span text:style-name="T12"><text:tab/></text:span><text:span text:style-name="T12"><text:tab/></text:span><text:span text:style-name="T12"><text:tab/></text:span><text:span text:style-name="T12"><text:tab/></text:span><text:span text:style-name="T12">using/src/</text:span><text:span text:style-name="T11">Main.hx</text:span><text:span text:style-name="T12"> <text:s/></text:span></text:p>
            <text:p><text:span text:style-name="T12"><text:tab/></text:span><text:span text:style-name="T12"><text:tab/></text:span><text:span text:style-name="T12"><text:tab/></text:span><text:span text:style-name="T12"><text:tab/></text:span><text:span text:style-name="T12">UICompo/src/</text:span><text:span text:style-name="T11">Main.hx</text:span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13">=&gt; mis sur github.com/flashline/haxetelier8 </text:span></text:p>
            <text:p><text:span text:style-name="T3"/></text:p>
            <text:p><text:span text:style-name="T8"/></text:p>
          </draw:text-box>
        </draw:frame>
        <draw:frame draw:style-name="gr10" draw:text-style-name="P10" draw:layer="layout" svg:width="9.064cm" svg:height="1.043cm" svg:x="10.006cm" svg:y="0.472cm">
          <draw:text-box>
            <text:p text:style-name="P1"><text:span text:style-name="T10">« using » suit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>
        <office:forms form:automatic-focus="false" form:apply-design-mode="false"/>
        <draw:frame draw:style-name="gr11" draw:text-style-name="P5" draw:layer="layout" svg:width="24.284cm" svg:height="20.182cm" svg:x="1.781cm" svg:y="1.05cm">
          <draw:text-box>
            <text:p><text:span text:style-name="T14">Exemple d'abstraction avec « using »</text:span></text:p>
            <text:p><text:span text:style-name="T14">quand le code est dépendant de la cible (js,flash,etc) :</text:span></text:p>
            <text:p><text:span text:style-name="T14"/></text:p>
            <text:p><text:span text:style-name="T15">#if js </text:span><text:span text:style-name="T15"><text:tab/></text:span></text:p>
            <text:p><text:span text:style-name="T15"><text:tab/></text:span><text:span text:style-name="T15">import js.html.Element; </text:span></text:p>
            <text:p><text:span text:style-name="T15"><text:tab/></text:span><text:span text:style-name="T15">using apix.common.display.ElementExtender;</text:span></text:p>
            <text:p><text:span text:style-name="T15"><text:tab/></text:span><text:span text:style-name="T15">typedef Elem = Element;</text:span></text:p>
            <text:p><text:span text:style-name="T15">#else if flash</text:span><text:span text:style-name="T15"><text:tab/></text:span></text:p>
            <text:p><text:span text:style-name="T15"><text:tab/></text:span><text:span text:style-name="T15">import flash.display.Sprite;</text:span></text:p>
            <text:p><text:span text:style-name="T15"><text:tab/></text:span><text:span text:style-name="T15">using apix.common.display.SpriteExtender;</text:span></text:p>
            <text:p><text:span text:style-name="T15"><text:tab/></text:span><text:span text:style-name="T15">typedef Elem = Sprite;</text:span></text:p>
            <text:p><text:span text:style-name="T15">#else</text:span></text:p>
            <text:p><text:span text:style-name="T15">// TODO</text:span></text:p>
            <text:p><text:span text:style-name="T15">#end</text:span></text:p>
            <text:p><text:span text:style-name="T11"/></text:p>
            <text:p><text:span text:style-name="T11"/></text:p>
            <text:p><text:span text:style-name="T15">// utiliser Elem dans le code </text:span></text:p>
            <text:p><text:span text:style-name="T15">// avec les méthodes des xxxExtender ou méthodes communes.</text:span></text:p>
            <text:p><text:span text:style-name="T15"/></text:p>
            <text:p><text:span text:style-name="T16"/></text:p>
            <text:p><text:span text:style-name="T12">Voir sources</text:span><text:span text:style-name="T16"> : <text:s/></text:span></text:p>
            <text:p><text:span text:style-name="T16"><text:tab/></text:span><text:span text:style-name="T12">sample/classes/Apix/apix/common/display/</text:span><text:span text:style-name="T11">ElementExtender.hx</text:span><text:span text:style-name="T16"> </text:span></text:p>
            <text:p><text:span text:style-name="T16"><text:tab/></text:span><text:span text:style-name="T12">sample/classes/Apix/apix/</text:span><text:span text:style-name="T12">ui/slider/</text:span><text:span text:style-name="T11">Slider.hx</text:span></text:p>
            <text:p><text:span text:style-name="T15"/></text:p>
            <text:p><text:span text:style-name="T16">Note: Ceci est une piste de réflexion...OpenFL ou Cocktail gère ce problème avec une api commune. ex OpenFL rend l'api flash compilable pour toutes les plateformes ; et Cocktail :</text:span></text:p>
            <text:p><text:span text:style-name="T16">html/js =&gt; flash =&gt; OpenFl</text:span></text:p>
            <text:p><text:span text:style-name="T16"><text:s/></text:span></text:p>
          </draw:text-box>
        </draw:frame>
        <draw:frame draw:style-name="gr10" draw:text-style-name="P12" draw:layer="layout" svg:width="5.501cm" svg:height="1.043cm" svg:x="21.953cm" svg:y="0.315cm">
          <draw:text-box>
            <text:p text:style-name="P11"><text:span text:style-name="T10">« using » suite</text:span></text:p>
          </draw:text-box>
        </draw:frame>
        <draw:custom-shape draw:style-name="gr5" draw:text-style-name="P1" draw:layer="layout" svg:width="0.399cm" svg:height="0.399cm" svg:x="11.573cm" svg:y="11.9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99cm" svg:height="0.398cm" svg:x="11.554cm" svg:y="11.2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99cm" svg:height="0.399cm" svg:x="11.569cm" svg:y="10.6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>
        <office:forms form:automatic-focus="false" form:apply-design-mode="false"/>
        <draw:frame draw:style-name="gr12" draw:text-style-name="P13" draw:layer="layout" svg:width="23.943cm" svg:height="16.006cm" svg:x="2.098cm" svg:y="2.987cm">
          <draw:text-box>
            <text:p text:style-name="P1"><text:span text:style-name="T5">Finalité :</text:span></text:p>
            <text:p text:style-name="P1"><text:span text:style-name="T3"/></text:p>
            <text:p text:style-name="P1"><text:span text:style-name="T3">Utiliser une API native du langage cible,</text:span></text:p>
            <text:p text:style-name="P1"><text:span text:style-name="T3"/></text:p>
            <text:p text:style-name="P1"><text:span text:style-name="T3">ex en JS : </text:span><text:span text:style-name="T17">jQuery</text:span><text:span text:style-name="T3"> </text:span></text:p>
            <text:p text:style-name="P1"><text:span text:style-name="T3">(pour laquelle plusieurs « extern » ont déjà été créées),</text:span></text:p>
            <text:p text:style-name="P1"><text:span text:style-name="T3"/></text:p>
            <text:p text:style-name="P1"><text:span text:style-name="T3">... sans avoir à l'implémenter en haxe,</text:span></text:p>
            <text:p text:style-name="P1"><text:span text:style-name="T3"/></text:p>
            <text:p text:style-name="P1"><text:span text:style-name="T3">tout en bénéficiant de ses avantages dont le fameux</text:span></text:p>
            <text:p text:style-name="P1"><text:span text:style-name="T3"/></text:p>
            <text:p text:style-name="P1"><text:span text:style-name="T5"><text:s/></text:span><text:span text:style-name="T5">typage fort !</text:span></text:p>
            <text:p text:style-name="P1"><text:span text:style-name="T5"/></text:p>
            <text:p text:style-name="P1"><text:span text:style-name="T5"/></text:p>
            <text:p text:style-name="P4"><text:span text:style-name="T9">note: Plein d' « extern » sont sur : </text:span><text:span text:style-name="T9"><text:a xlink:href="http://lib.haxe.org/all">http://lib.haxe.org/all</text:a></text:span></text:p>
          </draw:text-box>
        </draw:frame>
        <draw:frame draw:style-name="gr8" draw:text-style-name="P7" draw:layer="layout" svg:width="9.221cm" svg:height="1.826cm" svg:x="9.824cm" svg:y="0.525cm">
          <draw:text-box>
            <text:p text:style-name="P1"><text:span text:style-name="T6">« extern »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>
        <office:forms form:automatic-focus="false" form:apply-design-mode="false"/>
        <draw:frame draw:style-name="gr13" draw:text-style-name="P13" draw:layer="layout" svg:width="24.834cm" svg:height="17.006cm" svg:x="1.676cm" svg:y="3.589cm">
          <draw:text-box>
            <text:p text:style-name="P1"><text:span text:style-name="T5">Principe ...... avec une API 3D en JS :</text:span></text:p>
            <text:p text:style-name="P1"><text:span text:style-name="T5"/></text:p>
            <text:p text:style-name="P1"><text:span text:style-name="T18">Babylon*</text:span></text:p>
            <text:p text:style-name="P1"><text:span text:style-name="T18"/></text:p>
            <text:p text:style-name="P1"><text:span text:style-name="T5">Voir : </text:span></text:p>
            <text:p text:style-name="P1"><text:span text:style-name="T19">extern/bin/meshTransform.html</text:span></text:p>
            <text:p text:style-name="P1"><text:span text:style-name="T19"/></text:p>
            <text:p text:style-name="P1"><text:span text:style-name="T5"/></text:p>
            <text:p text:style-name="P4"><text:span text:style-name="T10">* de David Catuhe <text:s/></text:span><text:span text:style-name="T10"><text:a xlink:href="https://twitter.com/deltakosh">@deltakosh</text:a></text:span><text:span text:style-name="T10"> <text:s/></text:span><text:span text:style-name="T10"><text:a xlink:href="https://github.com/BabylonJS/Babylon.js">https://github.com/BabylonJS/Babylon.js</text:a></text:span></text:p>
            <text:p text:style-name="P4"><text:span text:style-name="T10"/></text:p>
            <text:p text:style-name="P4"><text:span text:style-name="T10"/></text:p>
            <text:p text:style-name="P4"><text:span text:style-name="T10">download de l'extern : </text:span><text:span text:style-name="T10"><text:a xlink:href="https://github.com/flashline/Babylon-X">https://github.com/flashline/Babylon-X</text:a></text:span><text:span text:style-name="T10"> </text:span></text:p>
            <text:p text:style-name="P4"><text:span text:style-name="T9"><text:tab/></text:span></text:p>
            <text:p text:style-name="P4"><text:span text:style-name="T3"><text:s/></text:span></text:p>
            <text:p text:style-name="P4"><text:span text:style-name="T8"/></text:p>
          </draw:text-box>
        </draw:frame>
        <draw:frame draw:style-name="gr8" draw:text-style-name="P7" draw:layer="layout" svg:width="9.221cm" svg:height="1.826cm" svg:x="10.113cm" svg:y="1.154cm">
          <draw:text-box>
            <text:p text:style-name="P1"><text:span text:style-name="T6">« extern »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>
        <office:forms form:automatic-focus="false" form:apply-design-mode="false"/>
        <draw:frame draw:style-name="gr8" draw:text-style-name="P2" draw:layer="layout" svg:width="10.165cm" svg:height="13.498cm" svg:x="8.879cm" svg:y="4.035cm">
          <draw:text-box>
            <text:p text:style-name="P1"><text:span text:style-name="T1">FIN</text:span></text:p>
            <text:p text:style-name="P1"><text:span text:style-name="T1"/></text:p>
            <text:p text:style-name="P1"><text:span text:style-name="T1">Haxe </text:span><text:span text:style-name="T20">+</text:span></text:p>
            <text:p text:style-name="P1"><text:span text:style-name="T1">..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jean michel delettre</meta:initial-creator>
    <meta:creation-date>2014-10-08T16:25:13.82</meta:creation-date>
    <meta:editing-duration>PT11H53M11S</meta:editing-duration>
    <meta:editing-cycles>63</meta:editing-cycles>
    <dc:date>2014-10-22T16:35:28.32</dc:date>
    <dc:creator>jean michel delettre</dc:creator>
    <meta:generator>OpenOffice.org/3.2$Win32 OpenOffice.org_project/320m18$Build-9502</meta:generator>
    <meta:document-statistic meta:object-count="77"/>
  </office:meta>
</office:document-meta>
</file>